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4271in" fo:margin-left="0in" table:align="left"/>
    </style:style>
    <style:style style:name="Table1.A" style:family="table-column">
      <style:table-column-properties style:column-width="2.3563in"/>
    </style:style>
    <style:style style:name="Table1.B" style:family="table-column">
      <style:table-column-properties style:column-width="1.1438in"/>
    </style:style>
    <style:style style:name="Table1.C" style:family="table-column">
      <style:table-column-properties style:column-width="1.75in"/>
    </style:style>
    <style:style style:name="Table1.D" style:family="table-column">
      <style:table-column-properties style:column-width="4.17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text-properties fo:font-size="11pt" fo:font-weight="bold" officeooo:rsid="00102b97" officeooo:paragraph-rsid="00102b97" style:font-size-asian="11pt" style:font-weight-asian="bold" style:font-size-complex="11pt" style:font-weight-complex="bold"/>
    </style:style>
    <style:style style:name="P3" style:family="paragraph" style:parent-style-name="Table_20_Contents">
      <style:text-properties fo:font-size="11pt" fo:font-weight="bold" officeooo:rsid="0011083b" officeooo:paragraph-rsid="0011083b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fo:font-weight="bold" officeooo:paragraph-rsid="0011083b" style:font-size-asian="11pt" style:font-weight-asian="bold" style:font-size-complex="11pt" style:font-weight-complex="bold"/>
    </style:style>
    <style:style style:name="P5" style:family="paragraph" style:parent-style-name="Table_20_Contents">
      <style:text-properties fo:font-size="11pt" fo:font-weight="bold" officeooo:rsid="00143151" officeooo:paragraph-rsid="00143151" style:font-size-asian="11pt" style:font-weight-asian="bold" style:font-size-complex="11pt" style:font-weight-complex="bold"/>
    </style:style>
    <style:style style:name="P6" style:family="paragraph" style:parent-style-name="Table_20_Contents">
      <style:text-properties fo:font-size="11pt" fo:font-weight="bold" officeooo:rsid="00145154" officeooo:paragraph-rsid="00145154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font-size="11pt" style:font-size-asian="11pt" style:font-size-complex="11pt"/>
    </style:style>
    <style:style style:name="P8" style:family="paragraph" style:parent-style-name="Table_20_Contents">
      <style:text-properties fo:font-size="11pt" officeooo:paragraph-rsid="0011083b" style:font-size-asian="11pt" style:font-size-complex="11pt"/>
    </style:style>
    <style:style style:name="P9" style:family="paragraph" style:parent-style-name="Table_20_Contents">
      <style:text-properties fo:font-size="11pt" officeooo:paragraph-rsid="0011138c" style:font-size-asian="11pt" style:font-size-complex="11pt"/>
    </style:style>
    <style:style style:name="P10" style:family="paragraph" style:parent-style-name="Table_20_Contents">
      <style:text-properties fo:font-size="11pt" officeooo:rsid="0011138c" officeooo:paragraph-rsid="0011138c" style:font-size-asian="11pt" style:font-size-complex="11pt"/>
    </style:style>
    <style:style style:name="P11" style:family="paragraph" style:parent-style-name="Table_20_Contents">
      <style:text-properties fo:font-size="11pt" officeooo:rsid="001296dd" officeooo:paragraph-rsid="001296dd" style:font-size-asian="11pt" style:font-size-complex="11pt"/>
    </style:style>
    <style:style style:name="P12" style:family="paragraph" style:parent-style-name="Table_20_Contents">
      <style:text-properties fo:font-size="11pt" officeooo:rsid="00143151" officeooo:paragraph-rsid="00143151" style:font-size-asian="11pt" style:font-size-complex="11pt"/>
    </style:style>
    <style:style style:name="P13" style:family="paragraph" style:parent-style-name="Table_20_Contents">
      <style:text-properties fo:font-size="11pt" officeooo:rsid="00145154" officeooo:paragraph-rsid="00145154" style:font-size-asian="11pt" style:font-size-complex="11pt"/>
    </style:style>
    <style:style style:name="P14" style:family="paragraph" style:parent-style-name="Table_20_Contents">
      <style:text-properties fo:font-size="11pt" fo:font-weight="normal" officeooo:rsid="0011138c" officeooo:paragraph-rsid="0011138c" style:font-size-asian="11pt" style:font-weight-asian="normal" style:font-size-complex="11pt" style:font-weight-complex="normal"/>
    </style:style>
    <style:style style:name="P15" style:family="paragraph" style:parent-style-name="Table_20_Contents">
      <style:text-properties fo:font-size="11pt" fo:font-weight="normal" officeooo:rsid="001296dd" officeooo:paragraph-rsid="00143151" style:font-size-asian="11pt" style:font-weight-asian="normal" style:font-size-complex="11pt" style:font-weight-complex="normal"/>
    </style:style>
    <style:style style:name="P16" style:family="paragraph" style:parent-style-name="Table_20_Contents">
      <style:text-properties fo:font-size="11pt" fo:font-weight="normal" officeooo:rsid="00143151" officeooo:paragraph-rsid="00143151" style:font-size-asian="11pt" style:font-weight-asian="normal" style:font-size-complex="11pt" style:font-weight-complex="normal"/>
    </style:style>
    <style:style style:name="P17" style:family="paragraph" style:parent-style-name="Table_20_Contents">
      <style:text-properties fo:font-size="11pt" fo:font-weight="normal" officeooo:rsid="00145154" officeooo:paragraph-rsid="00145154" style:font-size-asian="11pt" style:font-weight-asian="normal" style:font-size-complex="11pt" style:font-weight-complex="normal"/>
    </style:style>
    <style:style style:name="P18" style:family="paragraph" style:parent-style-name="Standard">
      <style:text-properties officeooo:paragraph-rsid="00102b97"/>
    </style:style>
    <style:style style:name="T1" style:family="text">
      <style:text-properties officeooo:rsid="0011083b"/>
    </style:style>
    <style:style style:name="T2" style:family="text">
      <style:text-properties officeooo:rsid="0011138c"/>
    </style:style>
    <style:style style:name="T3" style:family="text">
      <style:text-properties officeooo:rsid="001296d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1138c" style:font-weight-asian="normal" style:font-weight-complex="normal"/>
    </style:style>
    <style:style style:name="T6" style:family="text">
      <style:text-properties officeooo:rsid="001431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Category</text:p>
          </table:table-cell>
          <table:table-cell table:style-name="Table1.A1" office:value-type="string">
            <text:p text:style-name="P2">Child Category</text:p>
          </table:table-cell>
          <table:table-cell table:style-name="Table1.A1" office:value-type="string">
            <text:p text:style-name="P2">Class</text:p>
          </table:table-cell>
          <table:table-cell table:style-name="Table1.D1" office:value-type="string">
            <text:p text:style-name="P2">Static Diagram</text:p>
          </table:table-cell>
        </table:table-row>
        <table:table-row>
          <table:table-cell table:style-name="Table1.A2" office:value-type="string">
            <text:p text:style-name="P4">Account<text:span text:style-name="T1">_CAT</text:span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6">SCD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Account</text:p>
          </table:table-cell>
          <table:table-cell table:style-name="Table1.D2" office:value-type="string">
            <text:p text:style-name="P13">User<text:span text:style-name="T5">_CAT_CCD, </text:span><text:span text:style-name="T4">Home_CAT_CCD, DB_CAT_CCD</text:span></text:p>
          </table:table-cell>
        </table:table-row>
        <table:table-row>
          <table:table-cell table:style-name="Table1.A2" office:value-type="string">
            <text:p text:style-name="P3">Cart_CAT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3">SCD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3">Cart</text:p>
          </table:table-cell>
          <table:table-cell table:style-name="Table1.D2" office:value-type="string">
            <text:p text:style-name="P13">Items_CAT_CCD, DB_CAT_CCD, Timer_CAT_CDD</text:p>
          </table:table-cell>
        </table:table-row>
        <table:table-row>
          <table:table-cell table:style-name="Table1.A2" office:value-type="string">
            <text:p text:style-name="P6">Checkout_CAT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3">Checkout</text:p>
            <text:p text:style-name="P13"/>
            <text:p text:style-name="P13">Confirm Checkout</text:p>
          </table:table-cell>
          <table:table-cell table:style-name="Table1.D2" office:value-type="string">
            <text:p text:style-name="P13">Cart_CAT_CCD, Items_CAT_CCD, Home_CAT_CCD</text:p>
            <text:p text:style-name="P13"/>
            <text:p text:style-name="P13">Timer_CAT_CCD</text:p>
          </table:table-cell>
        </table:table-row>
        <table:table-row>
          <table:table-cell table:style-name="Table1.A2" office:value-type="string">
            <text:p text:style-name="P5">Confirm<text:span text:style-name="T3">_</text:span>CAT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3">DB_CAT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3">SCD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Database</text:p>
          </table:table-cell>
          <table:table-cell table:style-name="Table1.D2" office:value-type="string">
            <text:p text:style-name="P8">DB<text:span text:style-name="T1">_CAT_CCD, Items_CAT_CCD, User_CAT_CCD, Account_CAT_CCD</text:span></text:p>
          </table:table-cell>
        </table:table-row>
        <table:table-row>
          <table:table-cell table:style-name="Table1.A2" office:value-type="string">
            <text:p text:style-name="P3">Home_CAT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6">SCD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3">Home</text:p>
          </table:table-cell>
          <table:table-cell table:style-name="Table1.D2" office:value-type="string">
            <text:p text:style-name="P9"><text:span text:style-name="T2">Cart_CAT_CCD, DB_CAT_CCD, Items_CAT_CDD, Sign_In_CAT, Sign_Up_CAT_CDD, User_CAT_CCD</text:span></text:p>
          </table:table-cell>
        </table:table-row>
        <table:table-row>
          <table:table-cell table:style-name="Table1.A2" office:value-type="string">
            <text:p text:style-name="P4">Items<text:span text:style-name="T1">_CAT</text:span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3">SCD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3">Items</text:p>
          </table:table-cell>
          <table:table-cell table:style-name="Table1.D2" office:value-type="string">
            <text:p text:style-name="P11">Cart<text:span text:style-name="T5">_CAT_CCD, </text:span><text:span text:style-name="T4">DB</text:span><text:span text:style-name="T5">_CAT_CCD, </text:span><text:span text:style-name="T4">User</text:span><text:span text:style-name="T5">_CAT_CCD</text:span></text:p>
          </table:table-cell>
        </table:table-row>
        <table:table-row>
          <table:table-cell table:style-name="Table1.A2" office:value-type="string">
            <text:p text:style-name="P6">Sign_In_CAT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6">SCD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3">Sign_In</text:p>
          </table:table-cell>
          <table:table-cell table:style-name="Table1.D2" office:value-type="string">
            <text:p text:style-name="P12">Sign_Up<text:span text:style-name="T5">_CAT_CCD, </text:span>User<text:span text:style-name="T5">_CAT_CCD, </text:span></text:p>
          </table:table-cell>
        </table:table-row>
        <table:table-row>
          <table:table-cell table:style-name="Table1.A2" office:value-type="string">
            <text:p text:style-name="P3">Sign_Up_CAT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3">SCD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3">Sign_Up</text:p>
          </table:table-cell>
          <table:table-cell table:style-name="Table1.D2" office:value-type="string">
            <text:p text:style-name="P17">Home<text:span text:style-name="T2">_CAT_CCD, </text:span>User<text:span text:style-name="T2">_CAT_CCD</text:span></text:p>
          </table:table-cell>
        </table:table-row>
        <table:table-row>
          <table:table-cell table:style-name="Table1.A2" office:value-type="string">
            <text:p text:style-name="P3">Timer_CAT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3">SCD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>Timer</text:p>
          </table:table-cell>
          <table:table-cell table:style-name="Table1.D2" office:value-type="string">
            <text:p text:style-name="P14">Timer_CAT_CCD, Cart_CAT_CCD, Home_CAT_CCD, </text:p>
          </table:table-cell>
        </table:table-row>
        <table:table-row>
          <table:table-cell table:style-name="Table1.A2" office:value-type="string">
            <text:p text:style-name="P3">User_CAT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3">SCD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2">User</text:p>
          </table:table-cell>
          <table:table-cell table:style-name="Table1.D2" office:value-type="string">
            <text:p text:style-name="P16">Account<text:span text:style-name="T2">_CAT_CCD, View_CAT_CCD</text:span></text:p>
          </table:table-cell>
        </table:table-row>
        <table:table-row>
          <table:table-cell table:style-name="Table1.A2" office:value-type="string">
            <text:p text:style-name="P3">View_CAT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3">SCD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>Account_View</text:p>
            <text:p text:style-name="P10"/>
            <text:p text:style-name="P10">Home_View</text:p>
            <text:p text:style-name="P10"><text:soft-page-break/></text:p>
            <text:p text:style-name="P10">Sign_In_View</text:p>
            <text:p text:style-name="P10"/>
            <text:p text:style-name="P10">Sign_Up_View</text:p>
            <text:p text:style-name="P10"/>
            <text:p text:style-name="P10">Window_View</text:p>
            <text:p text:style-name="P10"/>
            <text:p text:style-name="P10">Window_Pop_Up_View</text:p>
          </table:table-cell>
          <table:table-cell table:style-name="Table1.D2" office:value-type="string">
            <text:p text:style-name="P15"><text:span text:style-name="T6">Home_CAT_CCD, </text:span>View<text:span text:style-name="T2">_CAT_CCD, </text:span>User<text:span text:style-name="T2">_CAT_CCD</text:span></text:p>
            <text:p text:style-name="P15"/>
            <text:p text:style-name="P15">View<text:span text:style-name="T2">_CAT_CCD, </text:span>User<text:span text:style-name="T2">_CAT_CCD, </text:span></text:p>
            <text:p text:style-name="P15"><text:soft-page-break/></text:p>
            <text:p text:style-name="P15">View<text:span text:style-name="T2">_CAT_CCD, </text:span>User<text:span text:style-name="T2">_CAT_CCD, </text:span></text:p>
            <text:p text:style-name="P15"/>
            <text:p text:style-name="P15">View<text:span text:style-name="T2">_CAT_CCD, </text:span>User<text:span text:style-name="T2">_CAT_CCD,</text:span></text:p>
            <text:p text:style-name="P15"/>
            <text:p text:style-name="P15">View<text:span text:style-name="T2">_CAT_CCD, </text:span>User<text:span text:style-name="T2">_CAT_CCD</text:span></text:p>
            <text:p text:style-name="P15"/>
            <text:p text:style-name="P15">View<text:span text:style-name="T2">_CAT_CCD, </text:span>User<text:span text:style-name="T2">_CAT_CCD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3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5:11:33.848307644</meta:creation-date>
    <dc:date>2016-03-01T16:43:33.634964713</dc:date>
    <meta:editing-duration>PT1H1M38S</meta:editing-duration>
    <meta:editing-cycles>4</meta:editing-cycles>
    <meta:generator>LibreOffice/4.4.6.3$Linux_X86_64 LibreOffice_project/40m0$Build-3</meta:generator>
    <meta:document-statistic meta:table-count="1" meta:image-count="0" meta:object-count="0" meta:page-count="2" meta:paragraph-count="60" meta:word-count="91" meta:character-count="945" meta:non-whitespace-character-count="910"/>
  </office:meta>
</office:document-meta>
</file>